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67fdd" officeooo:paragraph-rsid="00167fdd"/>
    </style:style>
    <style:style style:name="P2" style:family="paragraph" style:parent-style-name="Standard">
      <style:text-properties officeooo:rsid="00167fdd" officeooo:paragraph-rsid="002c1ef3"/>
    </style:style>
    <style:style style:name="P3" style:family="paragraph" style:parent-style-name="Standard">
      <style:text-properties officeooo:rsid="001ebadd" officeooo:paragraph-rsid="001ebadd"/>
    </style:style>
    <style:style style:name="P4" style:family="paragraph" style:parent-style-name="Standard">
      <style:text-properties officeooo:rsid="00202701" officeooo:paragraph-rsid="00202701"/>
    </style:style>
    <style:style style:name="P5" style:family="paragraph" style:parent-style-name="Standard">
      <style:text-properties officeooo:rsid="0016fdd6" officeooo:paragraph-rsid="0019e949"/>
    </style:style>
    <style:style style:name="P6" style:family="paragraph" style:parent-style-name="Standard">
      <style:text-properties officeooo:rsid="00217de7" officeooo:paragraph-rsid="00217de7"/>
    </style:style>
    <style:style style:name="P7" style:family="paragraph" style:parent-style-name="Standard">
      <style:text-properties officeooo:rsid="00227460" officeooo:paragraph-rsid="00227460"/>
    </style:style>
    <style:style style:name="P8" style:family="paragraph" style:parent-style-name="Standard">
      <style:text-properties officeooo:rsid="00276a01" officeooo:paragraph-rsid="00276a01"/>
    </style:style>
    <style:style style:name="P9" style:family="paragraph" style:parent-style-name="Standard">
      <style:text-properties officeooo:rsid="002a6946" officeooo:paragraph-rsid="002a6946"/>
    </style:style>
    <style:style style:name="P10" style:family="paragraph" style:parent-style-name="Standard">
      <style:text-properties officeooo:rsid="002a6946" officeooo:paragraph-rsid="002c4c1f"/>
    </style:style>
    <style:style style:name="P11" style:family="paragraph" style:parent-style-name="Standard">
      <style:text-properties officeooo:rsid="003251c8" officeooo:paragraph-rsid="003251c8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officeooo:paragraph-rsid="002c1ef3"/>
    </style:style>
    <style:style style:name="P13" style:family="paragraph" style:parent-style-name="Standard">
      <style:paragraph-properties fo:margin-left="0.9846in" fo:margin-right="0in" fo:text-indent="0in" style:auto-text-indent="false"/>
      <style:text-properties officeooo:rsid="0019e949" officeooo:paragraph-rsid="002c1ef3"/>
    </style:style>
    <style:style style:name="P14" style:family="paragraph" style:parent-style-name="Standard">
      <style:paragraph-properties fo:margin-left="0.9846in" fo:margin-right="0in" fo:text-indent="0in" style:auto-text-indent="false"/>
      <style:text-properties officeooo:rsid="001d9edd" officeooo:paragraph-rsid="002c1ef3"/>
    </style:style>
    <style:style style:name="P15" style:family="paragraph" style:parent-style-name="Standard">
      <style:paragraph-properties fo:margin-left="0.9846in" fo:margin-right="0in" fo:text-indent="0in" style:auto-text-indent="false"/>
      <style:text-properties officeooo:rsid="001ebadd" officeooo:paragraph-rsid="002c1ef3"/>
    </style:style>
    <style:style style:name="P16" style:family="paragraph" style:parent-style-name="Standard">
      <style:paragraph-properties fo:margin-left="0.9846in" fo:margin-right="0in" fo:text-indent="0in" style:auto-text-indent="false"/>
      <style:text-properties officeooo:rsid="002a6946" officeooo:paragraph-rsid="002c4c1f"/>
    </style:style>
    <style:style style:name="P17" style:family="paragraph" style:parent-style-name="Standard">
      <style:paragraph-properties fo:margin-left="0.9846in" fo:margin-right="0in" fo:text-indent="0in" style:auto-text-indent="false"/>
      <style:text-properties officeooo:rsid="002de914" officeooo:paragraph-rsid="002de914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16fdd6" officeooo:paragraph-rsid="002c1ef3"/>
    </style:style>
    <style:style style:name="P19" style:family="paragraph" style:parent-style-name="Standard" style:list-style-name="L1">
      <style:text-properties officeooo:paragraph-rsid="002c1ef3"/>
    </style:style>
    <style:style style:name="P20" style:family="paragraph" style:parent-style-name="Standard" style:list-style-name="L1">
      <style:text-properties officeooo:rsid="0019e949" officeooo:paragraph-rsid="002c1ef3"/>
    </style:style>
    <style:style style:name="P21" style:family="paragraph" style:parent-style-name="Standard" style:list-style-name="L1">
      <style:text-properties officeooo:rsid="001d9edd" officeooo:paragraph-rsid="002c1ef3"/>
    </style:style>
    <style:style style:name="P22" style:family="paragraph" style:parent-style-name="Standard" style:list-style-name="L1">
      <style:text-properties officeooo:rsid="001e5588" officeooo:paragraph-rsid="001e5588"/>
    </style:style>
    <style:style style:name="P23" style:family="paragraph" style:parent-style-name="Standard" style:list-style-name="L1">
      <style:text-properties officeooo:rsid="001ebadd" officeooo:paragraph-rsid="002c1ef3"/>
    </style:style>
    <style:style style:name="P24" style:family="paragraph" style:parent-style-name="Standard" style:list-style-name="L2">
      <style:text-properties officeooo:rsid="001ebadd" officeooo:paragraph-rsid="001ebadd"/>
    </style:style>
    <style:style style:name="P25" style:family="paragraph" style:parent-style-name="Standard" style:list-style-name="L3">
      <style:text-properties officeooo:rsid="002a6946" officeooo:paragraph-rsid="002c4c1f"/>
    </style:style>
    <style:style style:name="P26" style:family="paragraph" style:parent-style-name="Standard" style:list-style-name="L3">
      <style:text-properties officeooo:rsid="002de914" officeooo:paragraph-rsid="002de914"/>
    </style:style>
    <style:style style:name="P27" style:family="paragraph" style:parent-style-name="Standard" style:list-style-name="L4">
      <style:text-properties officeooo:rsid="003251c8" officeooo:paragraph-rsid="003251c8"/>
    </style:style>
    <style:style style:name="T1" style:family="text">
      <style:text-properties officeooo:rsid="0016fdd6"/>
    </style:style>
    <style:style style:name="T2" style:family="text">
      <style:text-properties officeooo:rsid="0017f4f4"/>
    </style:style>
    <style:style style:name="T3" style:family="text">
      <style:text-properties officeooo:rsid="00198837"/>
    </style:style>
    <style:style style:name="T4" style:family="text">
      <style:text-properties officeooo:rsid="0019e949"/>
    </style:style>
    <style:style style:name="T5" style:family="text">
      <style:text-properties officeooo:rsid="001ba2a4"/>
    </style:style>
    <style:style style:name="T6" style:family="text">
      <style:text-properties officeooo:rsid="001ebadd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33a22f"/>
    </style:style>
    <style:style style:name="T9" style:family="text">
      <style:text-properties officeooo:rsid="001f145c"/>
    </style:style>
    <style:style style:name="T10" style:family="text">
      <style:text-properties officeooo:rsid="00227460"/>
    </style:style>
    <style:style style:name="T11" style:family="text">
      <style:text-properties officeooo:rsid="00247024"/>
    </style:style>
    <style:style style:name="T12" style:family="text">
      <style:text-properties officeooo:rsid="00276a01"/>
    </style:style>
    <style:style style:name="T13" style:family="text">
      <style:text-properties officeooo:rsid="002a6946"/>
    </style:style>
    <style:style style:name="T14" style:family="text">
      <style:text-properties officeooo:rsid="002bf31a"/>
    </style:style>
    <style:style style:name="T15" style:family="text">
      <style:text-properties officeooo:rsid="002c1ef3"/>
    </style:style>
    <style:style style:name="T16" style:family="text">
      <style:text-properties officeooo:rsid="002c4c1f"/>
    </style:style>
    <style:style style:name="T17" style:family="text">
      <style:text-properties officeooo:rsid="002f95c8"/>
    </style:style>
    <style:style style:name="T18" style:family="text">
      <style:text-properties officeooo:rsid="0030eb58"/>
    </style:style>
    <style:style style:name="T19" style:family="text">
      <style:text-properties officeooo:rsid="0033a22f"/>
    </style:style>
    <style:style style:name="T20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</text:p>
      <text:p text:style-name="P5"/>
      <text:p text:style-name="P5">00_Cover </text:p>
      <text:p text:style-name="P7">Lines:</text:p>
      <text:list xml:id="list2137958138" text:style-name="L1">
        <text:list-item>
          <text:p text:style-name="P19"><text:span text:style-name="T2">Guang3 dong1 </text:span><text:span text:style-name="T15">H</text:span><text:span text:style-name="T2">ua1 xian</text:span><text:span text:style-name="T3">4 </text:span><text:span text:style-name="T15">P</text:span><text:span text:style-name="T4">ing3 </text:span><text:span text:style-name="T15">sh</text:span><text:span text:style-name="T4">an1: </text:span></text:p>
        </text:list-item>
      </text:list>
      <text:p text:style-name="P12"><text:span text:style-name="T4">Canton (province) Fah county, Ping</text:span><text:span text:style-name="T15">Sha</text:span><text:span text:style-name="T4">n (</text:span><text:span text:style-name="T15">village</text:span><text:span text:style-name="T4">)</text:span></text:p>
      <text:list xml:id="list21526000867448" text:continue-numbering="true" text:style-name="L1">
        <text:list-item>
          <text:p text:style-name="P20">Jiang<text:span text:style-name="T5">1</text:span> shi<text:span text:style-name="T5">4</text:span> zu<text:span text:style-name="T5">2</text:span> pu<text:span text:style-name="T14">2</text:span>: </text:p>
        </text:list-item>
      </text:list>
      <text:p text:style-name="P13">Gong family (clan) <text:span text:style-name="T5">genealogical record.</text:span></text:p>
      <text:list xml:id="list21525578917593" text:continue-numbering="true" text:style-name="L1">
        <text:list-item>
          <text:p text:style-name="P21">San1 shi2 san1 xuan2 sun1: </text:p>
        </text:list-item>
      </text:list>
      <text:p text:style-name="P14">33 generations</text:p>
      <text:list xml:id="list21526827338672" text:continue-numbering="true" text:style-name="L1">
        <text:list-item>
          <text:p text:style-name="P22">Si1 Cong1 <text:span text:style-name="T6">xxx xxx</text:span></text:p>
        </text:list-item>
        <text:list-item>
          <text:p text:style-name="P23">wu3 shi2 liu4 nian2 shi2 yue4 shi2 ri4: </text:p>
        </text:list-item>
      </text:list>
      <text:p text:style-name="P15">56<text:span text:style-name="T7">th</text:span> year, tenth month, tenth day (of the Republic <text:span text:style-name="T15">of China</text:span>)</text:p>
      <text:p text:style-name="P1"/>
      <text:p text:style-name="P2">01_Directive “shen4 zhong1 zhui1 <text:span text:style-name="T1">yuan3”</text:span></text:p>
      <text:p text:style-name="P18">Carefully attend to the funeral rites of parents and follow them when gone with due sacrifices.</text:p>
      <text:p text:style-name="P1"/>
      <text:p text:style-name="P3">02_Introduction</text:p>
      <text:p text:style-name="P7">(mp,12/24/2020) This appears to be the introduction to the text <text:span text:style-name="T18">and record, </text:span>although it might be merely introducing the next section, “Previous Age”. Presumably these are the direct ancestors extending back to 2255 BC (<text:span text:style-name="T11">gung1 yuan2 qian2 or yuan2 qian2). </text:span></text:p>
      <text:p text:style-name="P7">Lines:</text:p>
      <text:list xml:id="list297503655" text:style-name="L2">
        <text:list-item>
          <text:p text:style-name="P24">B<text:span text:style-name="T9">en3 </text:span></text:p>
        </text:list-item>
      </text:list>
      <text:p text:style-name="P4"/>
      <text:p text:style-name="P4">“Text” pages:</text:p>
      <text:p text:style-name="P6">T_00<text:span text:style-name="T10">1 thru T_0</text:span><text:span text:style-name="T12">19</text:span><text:span text:style-name="T10"> are the shang4 shi4 or Previous Age section. </text:span><text:span text:style-name="T11">This appears to be a single line of males extending from 2255 BC to just pas</text:span><text:span text:style-name="T12">t </text:span><text:span text:style-name="T11">1277 AD. </text:span></text:p>
      <text:p text:style-name="P6"/>
      <text:p text:style-name="P8">T_020 is a blank page</text:p>
      <text:p text:style-name="P8"/>
      <text:p text:style-name="P8">T_<text:span text:style-name="T13">0</text:span>21 thru T_<text:span text:style-name="T13">0</text:span>22 (mp,12//24/2020) This appears to be the introduction to the genealogy for the Gong family in Fah Yuen, Ping Shan village. (Hua Xian Ping Shan Cun)</text:p>
      <text:p text:style-name="P9">T_021</text:p>
      <text:p text:style-name="P9">Lines:</text:p>
      <text:list xml:id="list721742091" text:style-name="L3">
        <text:list-item>
          <text:p text:style-name="P25">H<text:span text:style-name="T2">ua1 xian</text:span><text:span text:style-name="T3">4 </text:span>P<text:span text:style-name="T4">ing3 an1 </text:span>cun1 <text:span text:style-name="T4">Jiang</text:span><text:span text:style-name="T5">1</text:span><text:span text:style-name="T4"> shi</text:span><text:span text:style-name="T5">4</text:span><text:span text:style-name="T4"> zu</text:span><text:span text:style-name="T5">2</text:span><text:span text:style-name="T4"> pu</text:span><text:span text:style-name="T14">2</text:span><text:span text:style-name="T4"> </text:span><text:span text:style-name="T15">xu4</text:span><text:span text:style-name="T4">: </text:span></text:p>
        </text:list-item>
        <text:list-item>
          <text:p text:style-name="P26"><text:span text:style-name="T17">chang2</text:span> wei<text:span text:style-name="T17">4</text:span> ren zhi you zhu xxx shui<text:span text:style-name="T17">3</text:span> zhi you yuan ben you gen gen shen xxx xxx yeh xxx xxx yuan xxx shuei liu chang</text:p>
        </text:list-item>
      </text:list>
      <text:p text:style-name="P17"/>
      <text:list xml:id="list21527480516772" text:continue-numbering="true" text:style-name="L3">
        <text:list-item>
          <text:p text:style-name="P26">li xxx xxx ye xxx zu zhi shang shi xxx yu po xxx xxx xxx xxx huo you gung xxx xxx yu Jiang1 guo2 tui yi</text:p>
        </text:list-item>
      </text:list>
      <text:p text:style-name="P10"/>
      <text:p text:style-name="P10"/>
      <text:p text:style-name="P16"><text:span text:style-name="T15">Fah county, Pingshan village </text:span><text:span text:style-name="T16">Genealogical Record (Family Tree)</text:span></text:p>
      <text:p text:style-name="P10"/>
      <text:p text:style-name="P1"/>
      <text:p text:style-name="P11">T_036 – T_037</text:p>
      <text:list xml:id="list3326714705" text:style-name="L4">
        <text:list-item>
          <text:p text:style-name="P27">There are two sons (27th generation) of ChauJin(26th generation, page T_037), Jin<text:span text:style-name="T19">l</text:span>ung(page T_036) and Jin<text:span text:style-name="T19">c</text:span>ai(page T_037) the horizontal line joining the sons on page T_037 is missing. <text:span text:style-name="T19">Furthermore, the grandsons Jincai (29</text:span><text:span text:style-name="T8">th</text:span><text:span text:style-name="T19"> generation) are drawn in a manner which suggests there </text:span><text:soft-page-break/><text:span text:style-name="T19">is a 4</text:span><text:span text:style-name="T8">th</text:span><text:span text:style-name="T19"> grandson which should appear on page T_037. This is probably and error, but I cannot be certain as the end of the line disappears into the binding without continuation onto page T_037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20T01:21:51.424749784</meta:creation-date>
    <dc:date>2021-02-07T02:15:25.141006719</dc:date>
    <meta:editing-duration>PT22H31M12S</meta:editing-duration>
    <meta:editing-cycles>9</meta:editing-cycles>
    <meta:generator>LibreOffice/6.4.5.2$MacOSX_X86_64 LibreOffice_project/a726b36747cf2001e06b58ad5db1aa3a9a1872d6</meta:generator>
    <meta:document-statistic meta:table-count="0" meta:image-count="0" meta:object-count="0" meta:page-count="2" meta:paragraph-count="30" meta:word-count="342" meta:character-count="1929" meta:non-whitespace-character-count="1616"/>
  </office:meta>
</office:document-meta>
</file>